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D0000016AF510EFAC545FC9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cm" svg:height="3.999cm" svg:x="0.1cm" svg:y="0.001cm">
          <draw:image xlink:href="Pictures/100002010000010D0000016AF510EFAC545FC9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4:28:30.286619536</meta:creation-date>
    <dc:date>2019-09-25T14:31:35.853519032</dc:date>
    <meta:editing-duration>PT3M1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